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-width="0.35cm" draw:marker-end-width="0.35cm" draw:fill="none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solid" svg:stroke-width="0.03cm" draw:marker-start-width="0.05cm" draw:marker-end-width="0.05cm" draw:fill="none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objectwithoutfill">
      <style:graphic-properties draw:stroke="dash" draw:stroke-dash="Ultrafine_20_Dashed" svg:stroke-width="0.03cm" draw:marker-start-width="0.05cm" draw:marker-end-width="0.05cm" draw:fill="none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6cm" svg:stroke-color="#0084d1" draw:marker-start-width="0.28cm" draw:marker-end="Symmetric_20_Arrow" draw:marker-end-width="0.28cm" draw:textarea-horizontal-align="center" draw:textarea-vertical-align="middle" fo:padding-top="0.155cm" fo:padding-bottom="0.155cm" fo:padding-left="0.28cm" fo:padding-right="0.28cm"/>
    </style:style>
    <style:style style:name="gr12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13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="none" fo:min-height="0.45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e6e6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e6e6e6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text-align="center"/>
      <style:text-properties style:font-name="Hack1" fo:font-size="12pt"/>
    </style:style>
    <style:style style:name="P11" style:family="paragraph">
      <style:paragraph-properties fo:text-align="center"/>
      <style:text-properties style:font-name="Hack1" fo:font-size="12pt"/>
    </style:style>
    <style:style style:name="P12" style:family="paragraph">
      <loext:graphic-properties draw:fill-color="#579d1c"/>
      <style:paragraph-properties fo:text-align="center"/>
      <style:text-properties fo:color="#ffffff" style:font-name="H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4" style:family="paragraph">
      <loext:graphic-properties draw:fill="none"/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T1" style:family="text">
      <style:text-properties style:font-name="Hack1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H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000000" style:font-name="Hack1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00" style:font-name="Hack1" fo:font-size="11pt" fo:font-weight="normal" style:font-name-asian="DejaVu Sans1" style:font-size-asian="11pt" style:font-weight-asian="normal" style:font-name-complex="DejaVu Sans1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072cm" svg:height="0.875cm" svg:x="1.4cm" svg:y="11.9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072cm" svg:height="1cm" svg:x="1.4cm" svg:y="10.6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072cm" svg:height="0.875cm" svg:x="1.4cm" svg:y="9.5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2cm" svg:height="0.875cm" svg:x="1.4cm" svg:y="8.5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72cm" svg:height="0.625cm" svg:x="1.4cm" svg:y="7.8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72cm" svg:height="0.625cm" svg:x="1.4cm" svg:y="7.0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1.4cm" svg:y="6.0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2.5cm" svg:height="0.875cm" svg:x="5.8cm" svg:y="11.926cm">
          <text:p text:style-name="P1"><text:span text:style-name="T1">010101</text:span><text:span text:style-name="T1"><text:tab/></text:span><text:span text:style-name="T1"><text:tab/></text:span><text:span text:style-name="T1">01110110001111</text:span><text:span text:style-name="T1"><text:tab/></text:span><text:span text:style-name="T1"><text:tab/></text:span><text:span text:style-name="T1">011111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25cm" svg:height="0.875cm" svg:x="7.05cm" svg:y="10.727cm">
          <text:p text:style-name="P1"><text:span text:style-name="T1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6.125cm" svg:height="0.875cm" svg:x="9.3cm" svg:y="10.728cm">
          <text:p text:style-name="P1"><text:span text:style-name="T1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175cm" svg:height="0.875cm" svg:x="15.425cm" svg:y="10.728cm">
          <text:p text:style-name="P1"><text:span text:style-name="T1">suffix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2.25cm" svg:height="0.875cm" svg:x="8.45cm" svg:y="9.55cm">
          <text:p text:style-name="P1"><text:span text:style-name="T1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95cm" svg:height="0.875cm" svg:x="10.7cm" svg:y="9.551cm">
          <text:p text:style-name="P1"><text:span text:style-name="T1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9.3cm" svg:y1="10.8cm" svg:x2="8.55cm" svg:y2="10.425cm">
          <text:p/>
        </draw:line>
        <draw:line draw:style-name="gr10" draw:text-style-name="P10" draw:layer="layout" svg:x1="15.401cm" svg:y1="10.801cm" svg:x2="17.675cm" svg:y2="6.925cm">
          <text:p/>
        </draw:line>
        <draw:custom-shape draw:style-name="gr8" draw:text-style-name="P9" draw:layer="layout" svg:width="2.126cm" svg:height="0.875cm" svg:x="9.675cm" svg:y="8.55cm">
          <text:p text:style-name="P1"><text:span text:style-name="T1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424cm" svg:height="0.875cm" svg:x="11.801cm" svg:y="8.551cm">
          <text:p text:style-name="P1"><text:span text:style-name="T1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2.25cm" svg:height="0.875cm" svg:x="11.051cm" svg:y="6.05cm">
          <text:p text:style-name="P1"><text:span text:style-name="T1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424cm" svg:height="0.875cm" svg:x="13.301cm" svg:y="6.051cm">
          <text:p text:style-name="P1"><text:span text:style-name="T1">datagram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10.675cm" svg:y1="9.55cm" svg:x2="9.8cm" svg:y2="9.425cm">
          <text:p/>
        </draw:line>
        <draw:line draw:style-name="gr10" draw:text-style-name="P10" draw:layer="layout" svg:x1="11.8cm" svg:y1="8.55cm" svg:x2="11.175cm" svg:y2="6.925cm">
          <text:p/>
        </draw:line>
        <draw:line draw:style-name="gr11" draw:text-style-name="P11" draw:layer="layout" svg:x1="5.05cm" svg:y1="11.55cm" svg:x2="10.05cm" svg:y2="5.675cm">
          <text:p/>
        </draw:line>
        <draw:line draw:style-name="gr12" draw:text-style-name="P11" draw:layer="layout" svg:x1="10.9cm" svg:y1="5.8cm" svg:x2="5.9cm" svg:y2="11.675cm">
          <text:p/>
        </draw:line>
        <draw:custom-shape draw:style-name="gr13" draw:text-style-name="P12" draw:layer="layout" svg:width="2.625cm" svg:height="0.75cm" svg:x="10.175cm" svg:y="4.55cm">
          <text:p text:style-name="P1"><text:span text:style-name="T2">émission</text:span></text:p>
          <draw:enhanced-geometry svg:viewBox="0 0 21600 21600" draw:text-areas="800 800 20800 20800" draw:type="round-rectangular-callout" draw:modifiers="6053.92231530845 35491.8774966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2" draw:layer="layout" svg:width="2.625cm" svg:height="0.75cm" svg:x="4.175cm" svg:y="12.675cm">
          <text:p text:style-name="P1"><text:span text:style-name="T2">réception</text:span></text:p>
          <draw:enhanced-geometry svg:viewBox="0 0 21600 21600" draw:text-areas="800 800 20800 20800" draw:type="round-rectangular-callout" draw:modifiers="7197.2581873572 -30717.4434087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4" draw:layer="layout" svg:width="6.788cm" svg:height="0.705cm" draw:transform="rotate (0.872664625997165) translate (5.909cm 10.69cm)">
          <draw:text-box>
            <text:p text:style-name="P13"><text:span text:style-name="T3">(N) </text:span><text:span text:style-name="T4">→ (N+1) : </text:span><text:span text:style-name="T3">ajout en-tête</text:span></text:p>
          </draw:text-box>
        </draw:frame>
        <draw:frame draw:style-name="gr14" draw:text-style-name="P14" draw:layer="layout" svg:width="8.652cm" svg:height="0.705cm" draw:transform="rotate (0.863937979737193) translate (4.32cm 11.317cm)">
          <draw:text-box>
            <text:p text:style-name="P13"><text:span text:style-name="T3">(N + 1) </text:span><text:span text:style-name="T4">→ (N) : suppression</text:span><text:span text:style-name="T3"> en-tê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14T19:01:32.423062190</dc:date>
    <meta:editing-duration>PT11H55M53S</meta:editing-duration>
    <meta:editing-cycles>43</meta:editing-cycles>
    <meta:generator>LibreOffice/5.2.5.1$Linux_X86_64 LibreOffice_project/20m0$Build-1</meta:generator>
    <dc:creator>Philippe Latu</dc:creator>
    <meta:document-statistic meta:object-count="27"/>
  </office:meta>
</office:document-meta>
</file>